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style>
    <style:style style:name="T1" style:family="text">
      <style:text-properties fo:font-variant="normal" fo:text-transform="none" fo:color="#222222" style:font-name="Arial" fo:font-size="12pt"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Artificial intelligence </text:span><text:line-break/><text:line-break/><text:span text:style-name="T1">Analytics in Crime Prevention!</text:span><text:line-break/><text:line-break/><text:span text:style-name="T1">We all know the movie “Minority Report” starring Tom Cruise in which he is able to predict crimes before they even happen. Now fast-forward to 2017 and we have so much of data, brute processing power and sheer analytical superiority that “Minority Report” might just move out of the realm of fiction and enter our everyday life. Welcome to the world of predictive analytics and its insanely powerful ways of predicting crimes before they even happen!</text:span><text:line-break/><text:line-break/><text:span text:style-name="T1">IOT</text:span><text:line-break/><text:span text:style-name="T1">The security and surveillance is changing, and solutions have moved far past basic alarm monitoring. Live video surveillance and other remote security features have increased visibility for organizations that want to safeguard their people, assets, and buildings. The Internet of Things (IoT) is helping create safer cities, homes, and businesses by enabling organizations to securely and remotely monitor facilities and public spaces in real-time with smart security and surveillance solutions.</text:span><text:line-break/><text:line-break/><text:line-break/><text:span text:style-name="T1">Creation of a centralized authority model using Blockchain with an IoT network for The devices, though we like to call them smart, by design are not allowed to make security decisions on their own outside the central authority. With the blockchain model, a complete set of data is replicated and stored in its entirety with each device. Secure the data from hackers and thef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5T12:24:24.185349960</meta:creation-date>
    <dc:date>2018-09-25T12:25:48.026322759</dc:date>
    <meta:editing-duration>PT1M29S</meta:editing-duration>
    <meta:editing-cycles>1</meta:editing-cycles>
    <meta:generator>LibreOffice/6.0.3.2$Linux_X86_64 LibreOffice_project/00m0$Build-2</meta:generator>
    <meta:document-statistic meta:table-count="0" meta:image-count="0" meta:object-count="0" meta:page-count="1" meta:paragraph-count="1" meta:word-count="217" meta:character-count="1388" meta:non-whitespace-character-count="1166"/>
  </office:meta>
</office:document-meta>
</file>